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itel" style:master-page-name="MP0" style:family="paragraph">
      <style:paragraph-properties fo:break-before="page"/>
      <style:text-properties fo:language="de" fo:country="AT"/>
    </style:style>
    <style:style style:name="P2" style:parent-style-name="Textbody" style:family="paragraph">
      <style:text-properties fo:language="de" fo:country="AT"/>
    </style:style>
    <style:style style:name="P3" style:parent-style-name="Überschrift1" style:family="paragraph">
      <style:text-properties fo:language="de" fo:country="AT"/>
    </style:style>
    <style:style style:name="P4" style:parent-style-name="Textbody" style:family="paragraph">
      <style:text-properties fo:language="de" fo:country="AT"/>
    </style:style>
    <style:style style:name="P5" style:parent-style-name="Überschrift3" style:family="paragraph">
      <style:text-properties fo:language="de" fo:country="AT"/>
    </style:style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/>
    <style:style style:name="P23" style:parent-style-name="Textbody" style:family="paragraph"/>
    <style:style style:name="P24" style:parent-style-name="Textbody" style:family="paragraph"/>
    <style:style style:name="P25" style:parent-style-name="Textbody" style:family="paragraph"/>
    <style:style style:name="P26" style:parent-style-name="Textbody" style:family="paragraph"/>
    <style:style style:name="P27" style:parent-style-name="Textbody" style:family="paragraph"/>
    <style:style style:name="P28" style:parent-style-name="Textbody" style:family="paragraph"/>
    <style:style style:name="P29" style:parent-style-name="Textbody" style:family="paragraph"/>
    <style:style style:name="P30" style:parent-style-name="Textbody" style:family="paragraph"/>
    <style:style style:name="P31" style:parent-style-name="Textbody" style:family="paragraph"/>
    <style:style style:name="P32" style:parent-style-name="Textbody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33" style:parent-style-name="Textbody" style:family="paragraph">
      <style:text-properties style:font-name="Liberation Sans"/>
    </style:style>
    <style:style style:name="P34" style:parent-style-name="Textbody" style:family="paragraph">
      <style:text-properties style:font-name="Liberation Sans"/>
    </style:style>
    <style:style style:name="P35" style:parent-style-name="Textbody" style:family="paragraph"/>
    <style:style style:name="P36" style:parent-style-name="Textbody" style:family="paragraph"/>
    <style:style style:name="P37" style:parent-style-name="Textbody" style:family="paragraph"/>
  </office:automatic-styles>
  <office:body>
    <office:text text:use-soft-page-breaks="true">
      <text:p text:style-name="P1">Backlog</text:p>
      <text:p text:style-name="P2"/>
      <text:h text:style-name="P3" text:outline-level="1">Textproduktion</text:h>
      <text:p text:style-name="P4"/>
      <text:h text:style-name="P5" text:outline-level="3">Lokales Training<text:tab/>bis 18.01.2021<text:s/>6 Seiten</text:h>
      <text:list text:style-name="LFO1" text:continue-numbering="true">
        <text:list-item>
          <text:p text:style-name="P6">Grund</text:p>
        </text:list-item>
        <text:list-item>
          <text:p text:style-name="P7">Verwendete Software</text:p>
          <text:list text:continue-numbering="true">
            <text:list-item>
              <text:p text:style-name="P8">Python</text:p>
            </text:list-item>
            <text:list-item>
              <text:p text:style-name="P9">Sagemaker</text:p>
            </text:list-item>
            <text:list-item>
              <text:p text:style-name="P10">Robomaker</text:p>
            </text:list-item>
            <text:list-item>
              <text:p text:style-name="P11">S3</text:p>
            </text:list-item>
            <text:list-item>
              <text:p text:style-name="P12">Rviz</text:p>
            </text:list-item>
            <text:list-item>
              <text:p text:style-name="P13">Gazebo</text:p>
            </text:list-item>
            <text:list-item>
              <text:p text:style-name="P14">Tensorflow</text:p>
            </text:list-item>
          </text:list>
        </text:list-item>
      </text:list>
      <text:h text:style-name="Überschrift3" text:outline-level="3">Physisches Fahrzeug<text:tab/>bis 18.01.2021 2 Seiten</text:h>
      <text:list text:style-name="LFO2" text:continue-numbering="true">
        <text:list-item>
          <text:p text:style-name="P15">Aufbau &amp; Daten</text:p>
          <text:list text:continue-numbering="true">
            <text:list-item>
              <text:p text:style-name="P16">Ackermann-Lenkung</text:p>
            </text:list-item>
            <text:list-item>
              <text:p text:style-name="P17">Bilder</text:p>
            </text:list-item>
          </text:list>
        </text:list-item>
        <text:list-item>
          <text:p text:style-name="P18">Performance</text:p>
        </text:list-item>
        <text:list-item>
          <text:p text:style-name="P19">Fernsteuerung</text:p>
        </text:list-item>
      </text:list>
      <text:h text:style-name="Überschrift3" text:outline-level="3">Physische Strecke</text:h>
      <text:list text:style-name="LFO3" text:continue-numbering="true">
        <text:list-item>
          <text:p text:style-name="P20">Material</text:p>
        </text:list-item>
        <text:list-item>
          <text:p text:style-name="P21">Verlauf</text:p>
        </text:list-item>
        <text:list-item>
          <text:p text:style-name="P22">Performance</text:p>
        </text:list-item>
      </text:list>
      <text:h text:style-name="Überschrift3" text:outline-level="3">Reinforcement Learning Theorie</text:h>
      <text:list text:style-name="LFO4" text:continue-numbering="true">
        <text:list-item>
          <text:p text:style-name="P23">Idee</text:p>
        </text:list-item>
        <text:list-item>
          <text:p text:style-name="P24">Grundprinzip</text:p>
        </text:list-item>
        <text:list-item>
          <text:p text:style-name="P25">Belohnungssystem</text:p>
        </text:list-item>
        <text:list-item>
          <text:p text:style-name="P26">Policy</text:p>
        </text:list-item>
        <text:list-item>
          <text:p text:style-name="P27">Verwendungen</text:p>
        </text:list-item>
      </text:list>
      <text:soft-page-break/>
      <text:h text:style-name="Überschrift3" text:outline-level="3">AWS Implementierung<text:tab/>bis 18.01.2021 6 Seiten</text:h>
      <text:list text:style-name="LFO5" text:continue-numbering="true">
        <text:list-item>
          <text:p text:style-name="P28">Konzept</text:p>
        </text:list-item>
        <text:list-item>
          <text:p text:style-name="P29">Belohnungsfunktion</text:p>
        </text:list-item>
        <text:list-item>
          <text:p text:style-name="P30">Hyperparameter</text:p>
        </text:list-item>
        <text:list-item>
          <text:p text:style-name="P31">Action Space</text:p>
        </text:list-item>
      </text:list>
      <text:p text:style-name="P32">Trainingsfortschritt<text:tab/>bis 18.01.2021 2 Seiten</text:p>
      <text:list text:style-name="LFO5" text:continue-numbering="true">
        <text:list-item>
          <text:list>
            <text:list-item>
              <text:list>
                <text:list-item>
                  <text:p text:style-name="P33">Erste Versuche</text:p>
                </text:list-item>
                <text:list-item>
                  <text:p text:style-name="P34">Verbesserungsansätze</text:p>
                </text:list-item>
              </text:list>
            </text:list-item>
          </text:list>
        </text:list-item>
      </text:list>
      <text:h text:style-name="Überschrift3" text:outline-level="3">Wettkämpfe</text:h>
      <text:list text:style-name="LFO6" text:continue-numbering="true">
        <text:list-item>
          <text:p text:style-name="P35">Allgemein</text:p>
        </text:list-item>
        <text:list-item>
          <text:p text:style-name="P36">Teilnahmebedingungen</text:p>
        </text:list-item>
        <text:list-item>
          <text:p text:style-name="P37">Online &amp; Offline Wetbewerbe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Kopfzeile" style:display-name="Kopfzeile" style:family="paragraph" style:parent-style-name="HeaderandFooter"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Kopfzeile">2020-12-06</text:p>
      </style:header>
      <style:footer>
        <text:p text:style-name="Fußzeile"><text:tab/><text:tab/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chwarzl Florian, 5BHIF</dc:creator>
    <meta:creation-date>2020-12-06T09:37:00Z</meta:creation-date>
    <dc:date>2021-01-12T11:11:00Z</dc:date>
    <meta:template xlink:href="Normal.dotm" xlink:type="simple"/>
    <meta:editing-cycles>16</meta:editing-cycles>
    <meta:editing-duration>PT0S</meta:editing-duration>
    <meta:document-statistic meta:page-count="2" meta:paragraph-count="1" meta:word-count="87" meta:character-count="637" meta:row-count="4" meta:non-whitespace-character-count="551"/>
  </office:meta>
</office:document-meta>
</file>